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5d1c" officeooo:paragraph-rsid="001a5d1c"/>
    </style:style>
    <style:style style:name="T1" style:family="text">
      <style:text-properties officeooo:rsid="001bb895"/>
    </style:style>
    <style:style style:name="T2" style:family="text">
      <style:text-properties officeooo:rsid="001be2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e: 1<text:span text:style-name="T2">9</text:span>-July-2019</text:p>
      <text:p text:style-name="P1"/>
      <text:p text:style-name="P1">The current code has been matched with the MATLAB code <text:span text:style-name="T1">(MATLAB_file folder) </text:span>for t=<text:span text:style-name="T2">3</text:span>5 min and the sensitivities match <text:span text:style-name="T2">with order of (10^-6);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7T11:32:59.684152891</meta:creation-date>
    <dc:date>2019-07-19T15:33:33.635934392</dc:date>
    <meta:editing-duration>PT5M59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25" meta:character-count="158" meta:non-whitespace-character-count="134"/>
  </office:meta>
</office:document-meta>
</file>